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0e33c" officeooo:paragraph-rsid="0000e33c" style:font-size-asian="18pt" style:font-size-complex="18pt"/>
    </style:style>
    <style:style style:name="T1" style:family="text">
      <style:text-properties officeooo:rsid="0001f5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úsica criada só por computador,</text:p>
      <text:p text:style-name="P1">selecionar o estilo, </text:p>
      <text:p text:style-name="P1">a velocidade que é o bpm, </text:p>
      <text:p text:style-name="P1">quais instrumentos, guitarra / teclado / <text:span text:style-name="T1">percussão</text:span>, </text:p>
      <text:p text:style-name="P1">se quer vocal ou não, escolher um timbre de voz,</text:p>
      <text:p text:style-name="P1">escolher o idioma, </text:p>
      <text:p text:style-name="P1">palavras chaves ou texto, para inteligência artificial encaixar na música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21T14:28:08.061754004</meta:creation-date>
    <dc:date>2023-03-21T14:54:12.377762872</dc:date>
    <meta:editing-duration>PT5M44S</meta:editing-duration>
    <meta:editing-cycles>1</meta:editing-cycles>
    <meta:document-statistic meta:table-count="0" meta:image-count="0" meta:object-count="0" meta:page-count="1" meta:paragraph-count="7" meta:word-count="44" meta:character-count="272" meta:non-whitespace-character-count="231"/>
    <meta:generator>LibreOffice/6.0.7.3$Linux_X86_64 LibreOffice_project/00m0$Build-3</meta:generator>
  </office:meta>
</office:document-meta>
</file>